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97.0mm" fo:page-width="210.0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miter" svg:stroke-opacity="100.0%" svg:stroke-width="0.26458332mm"/>
    </style:style>
  </office:automatic-styles>
  <office:body>
    <office:drawing>
      <draw:page draw:master-page-name="Default" draw:name="page1" draw:style-name="DP1">
        <draw:g draw:id="svg1474">
          <draw:g draw:id="layer1">
            <draw:path svg:d="M 9212.866 1027.2361 L 8958.144 1216.9579 L 8519.106 1336.6423 L 8531.42 1470.3583 L 8645.335 1526.1947 L 8831.457 1488.9705 L 9026.884 1386.6038 L 9203.699 1330.7673 L 9333.984 1200.4824 L 9464.269 1077.2617 L 9706.227 1098.1158 L 10115.693 1135.34 L 10515.854 1219.0946 L 10953.239 1247.0127 L 11269.645 1274.9309 L 11772.173 1340.0735 L 12470.128 1312.1552 L 13093.634 1274.9309 L 13661.304 1191.1764 L 13910.374 1172.7094 L 14107.995 1098.1158 L 14242.934 1028.2235 L 14387.225 1005.1034 L 14517.463 1163.2582 L 14666.36 1284.2369 L 14759.42 1265.625 L 14852.48 1353.9117 L 15057.215 1395.9099 L 15103.89 1533.0654 L 15243.336 1656.4796 L 15364.314 1805.3768 L 15317.783 2103.1707 L 15401.538 2466.1074 L 15569.047 3015.1653 L 15764.475 3480.4688 L 15959.95 4096.959 L 16097.009 4243.566 L 16118.25 4580.826 L 16236.697 4771.4795 L 16220.473 5118.336 L 16229.778 5341.6816 L 16201.86 5565.0273 L 16025.045 5686.006 L 15811.006 5788.3726 L 15531.824 5937.27 L 15322.412 6251.289 L 15075.7295 6637.5146 L 15047.908 6793.428 L 15122.356 6914.4067 L 15494.6 6942.3247 L 15866.843 7147.0586 L 16090.1875 7435.5464 L 15894.761 7584.4434 L 15857.536 7817.095 L 15941.29 8045.069 L 15815.489 8098.5186 L 15755.17 8198.74 L 15773.781 8589.499 L 15876.147 8719.783 L 16080.881 9008.271 L 16022.852 9250.182 L 16090.1875 9445.657 L 16201.86 9622.472 L 16397.287 9678.309 L 16415.9 9836.511 L 16555.49 10004.0205 L 16564.797 10227.365 L 16629.938 10376.263 L 16853.283 10450.712 L 16881.203 10506.548 L 16741.611 10534.467 L 16667.164 10627.526 L 16667.164 10748.505 L 16816.06 10953.239 L 16869.559 11071.492 L 16821.81 11254.42 L 16797.447 11399.931 L 16769.53 11623.275 L 16611.326 11753.561 L 16415.9 11762.867 L 16192.554 11865.233 L 15894.761 12237.476 L 15494.6 12795.84 L 14796.645 13735.753 L 14387.177 14238.28 L 14498.85 14489.544 L 14582.604 14647.746 L 14582.604 14712.89 L 14601.217 14824.5625 L 14601.217 15103.744 L 14796.645 15308.478 L 14917.622 15475.987 L 14973.459 15643.496 L 14861.787 15680.721 L 14750.017 15599.111 L 14666.36 15550.435 L 14452.319 15522.517 L 14145.22 15438.763 L 13924.261 15334.058 L 13596.162 15243.335 L 13344.898 15150.275 L 13298.367 15038.603 L 13307.674 14899.012 L 13158.776 14796.644 L 12981.961 14657.053 L 12895.917 14759.468 L 12767.922 14675.664 L 12619.024 14591.91 L 12507.352 14591.91 L 12386.373 14647.746 L 12200.252 14629.135 L 12069.967 14517.462 L 11967.601 14563.993 L 11902.458 14712.89 L 11828.01 14638.441 L 11651.193 14629.135 L 11586.052 14731.501 L 11679.112 14833.868 L 11530.215 14843.175 L 11492.991 15001.378 L 11372.012 15019.989 L 11083.524 14722.196 L 10953.239 14694.277 L 10878.79 14750.114 L 10674.058 14740.808 L 10534.466 14778.032 L 10450.712 14778.032 L 10373.876 14715.276 L 10357.651 14899.012 L 10199.448 14936.234 L 10004.0205 14992.071 L 9955.104 15166.5 L 9929.572 15364.314 L 9808.545 15327.138 L 9734.145 15234.03 L 9575.941 15252.642 L 9473.575 15317.784 L 9315.372 15280.56 L 9324.678 15103.744 L 9380.514 14815.257 L 9268.841 14740.808 L 9157.168 14740.808 L 9082.721 14675.664 L 8943.129 14536.073 L 8905.904 14405.789 L 8822.15 14219.668 L 8729.09 14182.443 L 8654.641 14359.26 L 8459.214 14396.482 L 8347.541 14610.523 L 8207.95 14778.032 L 8021.828 14740.808 L 7928.768 14731.501 L 7910.1553 14526.769 L 7844.771 14464.061 L 7770.5645 14405.789 L 7668.198 14238.28 L 7668.198 14117.301 L 7537.913 14005.628 L 7342.486 13903.262 L 7295.955 13707.834 L 7249.425 13400.734 L 6942.3247 13279.755 L 6784.122 13363.51 L 6625.9185 13196.0 L 6495.634 13158.777 L 6337.4307 13075.022 L 6244.3696 13149.471 L 6086.167 13223.919 L 5927.9634 13121.553 L 5862.8213 12944.736 L 5760.4546 12814.452 L 5565.027 12693.474 L 5732.5366 12609.719 L 5909.3516 12553.883 L 5788.3726 12377.067 L 5620.864 12337.407 L 5462.6606 12349.148 L 5323.0693 12442.209 L 5192.7847 12367.761 L 5099.724 12228.17 L 4978.745 12190.945 L 4867.0723 12079.272 L 4718.1753 12079.272 L 4550.666 11967.6 L 4345.9326 11893.152 L 4215.6475 11948.988 L 4327.3203 12069.967 L 4466.9116 12237.476 L 4550.666 12395.68 L 4541.3604 12488.74 L 4336.6265 12488.74 L 4197.0356 12544.576 L 4038.8323 12786.534 L 3843.405 12740.004 L 3768.9565 12665.556 L 3703.814 12395.68 L 3613.0435 12326.149 L 3564.223 12209.558 L 3433.9377 12190.945 L 3396.7139 12097.885 L 3229.2048 12014.131 L 3108.226 11911.764 L 3229.2048 11781.4795 L 3387.408 11697.725 L 3526.999 11530.216 L 3499.0803 11362.705 L 3443.2441 11260.34 L 3312.9592 11260.34 L 3196.8027 11213.809 L 3115.29 11288.161 L 2968.635 11241.727 L 2829.044 11381.318 L 2810.432 11148.667 L 2754.5955 11139.36 L 2689.453 11148.667 L 2521.9438 11139.36 L 2466.1074 10990.463 L 2307.9043 11027.6875 L 2159.0073 10934.627 L 1991.4982 10897.403 L 1721.6222 10804.342 L 1600.6432 10590.303 L 1498.2765 10301.814 L 1386.6038 10283.203 L 1265.625 10255.284 L 1135.34 10208.754 L 1116.7278 10255.284 L 1116.7278 10376.263 L 1107.4218 10487.936 L 1042.2793 10599.608 L 921.3005 10571.69 L 837.5459 10571.69 L 744.4852 10515.8545 L 781.7095 10366.957 L 865.46405 10245.978 L 995.749 10162.224 L 1070.1975 10004.0205 L 1135.34 9799.287 L 1172.5643 9631.777 L 1172.5643 9482.881 L 1107.4218 9315.372 L 1107.4218 8971.047 L 902.68835 8877.986 L 707.2609 8784.926 L 763.0974 8663.947 L 781.7095 8412.683 L 686.16516 8307.832 L 679.2944 8173.0645 L 604.8943 8040.441 L 558.36395 7956.686 L 688.5037 7765.887 L 828.2398 7593.7495 L 865.4157 7416.934 L 893.38226 7323.8735 L 809.6277 7230.8135 L 783.903 7030.757 L 781.7095 6802.734 L 600.0719 6679.3193 L 595.5882 6467.7153 L 595.5882 6328.1245 L 700.34186 6197.8877 L 725.8731 5881.433 L 525.81683 5734.73 L 390.85477 5555.721 L 27.918192 5239.315 L 0.0 4867.072 L 167.50917 4764.7056 L 390.85477 4541.36 L 390.85477 4373.8506 L 525.962 4136.3286 L 577.0728 4022.6072 L 502.5759 3859.6785 L 465.30325 3647.9778 L 437.38507 3406.0198 L 372.24265 3117.5317 L 337.5021 2961.6675 L 316.4062 2791.8196 L 360.69467 2612.6174 L 344.3244 2428.8833 L 316.4062 2298.598 L 307.10016 2214.8435 C 307.33704 2214.7866 670.03674 2289.2922 670.03674 2289.2922 C 670.03674 2289.2922 1028.3202 2072.926 1025.9937 2075.2527 C 1025.9937 2075.2527 1338.9109 1956.1713 1338.9102 1956.0186 C 1338.7833 1956.1599 1698.0062 1874.7247 1698.3569 1874.0089 L 2345.1287 1712.316 L 3796.8748 1284.2369 L 3992.302 995.74896 L 4290.096 688.6488 L 4778.6406 651.3762 L 4978.745 567.67 L 5239.315 316.40616 L 5555.721 214.03947 L 6030.3306 186.12129 L 6532.858 0.0 L 7016.7734 46.530285 L 7214.249 106.802055 L 7696.4175 375.68155 L 7839.488 541.6623 L 7877.7363 705.24396 L 7839.6333 543.8316 L 7696.6357 376.59686 L 7251.957 146.21982 L 7221.338 262.5698 L 7295.955 437.385 L 7435.5464 688.6488 L 7463.4644 1042.2792 L 7612.362 1219.0946 L 7910.1553 1358.6855 L 8180.0317 1377.2977 L 8518.073 1332.3279 L 8959.015 1219.5385 L 9212.866 1027.2361 z" svg:height="156.80722mm" draw:style-name="style-2" svg:viewBox="0.0 0.0 16881.203 15680.722" svg:width="168.81203mm" svg:x="2.233456mm" svg:y="6.6073065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97.0mm" fo:page-width="210.0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